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2000002E69CC07D31980D3897.png" manifest:media-type="image/png"/>
  <manifest:file-entry manifest:full-path="Pictures/10000A270000EAB70001027CBE976506F6885D9A.svg" manifest:media-type="image/svg+xml"/>
  <manifest:file-entry manifest:full-path="Pictures/1000020100000100000001004549BA74C0648732.png" manifest:media-type="image/png"/>
  <manifest:file-entry manifest:full-path="Pictures/10000201000001C70000013B354F5C6A6AB93824.png" manifest:media-type="image/png"/>
  <manifest:file-entry manifest:full-path="Pictures/1000387A00001A7500001A755F863CE92B08AF3E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Molle1" svg:font-family="Molle"/>
    <style:font-face style:name="Liberation Sans1" svg:font-family="'Liberation Sans'" style:font-pitch="variable"/>
    <style:font-face style:name="MS Gothic" svg:font-family="'MS Gothic'" style:font-pitch="variable"/>
    <style:font-face style:name="Molle" svg:font-family="Molle" style:font-pitch="variable"/>
    <style:font-face style:name="Molle2" svg:font-family="Molle" style:font-adornments="Italic" style:font-pitch="variable"/>
    <style:font-face style:name="Noto Sans2" svg:font-family="'Noto Sans'" style:font-pitch="variable"/>
    <style:font-face style:name="Tahoma" svg:font-family="Tahoma" style:font-pitch="variable"/>
    <style:font-face style:name="Unifont CSUR" svg:font-family="'Unifont CSU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8.916cm" fo:min-width="0cm" draw:shadow="visible" draw:shadow-opacity="30%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cm" fo:margin-bottom="0.4cm" fo:text-align="center"/>
      <style:text-properties fo:color="#2a6099" style:font-name="Molle" fo:font-size="126pt" fo:font-weight="normal" fo:background-color="transparent" style:font-weight-asian="normal" style:font-weight-complex="normal"/>
    </style:style>
    <style:style style:name="P2" style:family="paragraph">
      <loext:graphic-properties draw:fill="none" draw:fill-color="#ffffff"/>
      <style:paragraph-properties fo:margin-top="0.4cm" fo:margin-bottom="0.4cm" fo:text-align="center"/>
      <style:text-properties fo:color="#2a6099" style:font-name="Molle" fo:font-size="126pt" fo:font-weight="normal" fo:background-color="transparent" style:font-weight-asian="normal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color="#2a6099" style:font-name="Molle" fo:font-size="126pt" fo:background-color="transparent"/>
    </style:style>
    <style:style style:name="T2" style:family="text">
      <style:text-properties fo:color="#2a6099" style:font-name="Molle" fo:font-size="126pt" fo:background-color="transparent" style:font-size-asian="18pt" style:font-size-complex="18pt"/>
    </style:style>
    <style:style style:name="T3" style:family="text">
      <style:text-properties fo:color="#2a6099" style:font-name="Molle" fo:font-size="126pt" fo:font-style="italic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9.457cm" svg:height="9.166cm" svg:x="0.308cm" svg:y="0.381cm">
          <draw:text-box>
            <text:p text:style-name="P1"><text:span text:style-name="T1">L</text:span><text:span text:style-name="T1">i</text:span><text:span text:style-name="T1">b</text:span><text:span text:style-name="T1"> </text:span><text:span text:style-name="T2">D</text:span><text:span text:style-name="T2">e</text:span><text:span text:style-name="T2">s</text:span><text:span text:style-name="T2">k</text:span><text:span text:style-name="T3">t</text:span><text:span text:style-name="T3">o</text:span><text:span text:style-name="T3">p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5.495cm" svg:height="10.632cm" svg:x="2.275cm" svg:y="0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2" draw:text-style-name="P3" draw:layer="layout" svg:width="6.883cm" svg:height="6.595cm" svg:x="6.58cm" svg:y="0.392cm">
          <draw:image xlink:href="Pictures/1000387A00001A7500001A755F863CE92B08AF3E.svg" xlink:type="simple" xlink:show="embed" xlink:actuate="onLoad" loext:mime-type="image/svg+xml">
            <text:p/>
          </draw:image>
          <draw:image xlink:href="Pictures/1000020100000100000001004549BA74C0648732.png" xlink:type="simple" xlink:show="embed" xlink:actuate="onLoad" loext:mime-type="image/png"/>
        </draw:frame>
        <draw:frame draw:style-name="gr2" draw:text-style-name="P3" draw:layer="layout" svg:width="2.95cm" svg:height="3.22cm" svg:x="8.631cm" svg:y="2.423cm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9CC07D31980D389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olle1" svg:font-family="Molle"/>
    <style:font-face style:name="Liberation Sans1" svg:font-family="'Liberation Sans'" style:font-pitch="variable"/>
    <style:font-face style:name="MS Gothic" svg:font-family="'MS Gothic'" style:font-pitch="variable"/>
    <style:font-face style:name="Molle" svg:font-family="Molle" style:font-pitch="variable"/>
    <style:font-face style:name="Molle2" svg:font-family="Molle" style:font-adornments="Italic" style:font-pitch="variable"/>
    <style:font-face style:name="Noto Sans2" svg:font-family="'Noto Sans'" style:font-pitch="variable"/>
    <style:font-face style:name="Tahoma" svg:font-family="Tahoma" style:font-pitch="variable"/>
    <style:font-face style:name="Unifont CSUR" svg:font-family="'Unifont CSU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de5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93cm" fo:margin-bottom="8.5cm" fo:margin-left="0cm" fo:margin-right="0cm" fo:page-width="30cm" fo:page-height="9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2-05T15:59:27.893492033</meta:creation-date>
    <dc:date>2020-12-05T17:45:51.840930136</dc:date>
    <meta:editing-duration>PT33M50S</meta:editing-duration>
    <meta:editing-cycles>7</meta:editing-cycles>
    <meta:generator>LibreOffice/6.4.4.2$Linux_X86_64 LibreOffice_project/3d775be2011f3886db32dfd395a6a6d1ca2630ff</meta:generator>
    <meta:document-statistic meta:object-count="4"/>
  </office:meta>
</office:document-meta>
</file>